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4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76.87mm"/>
    </style:style>
    <style:style style:name="co4" style:family="table-column">
      <style:table-column-properties fo:break-before="auto" style:column-width="60.2mm"/>
    </style:style>
    <style:style style:name="co5" style:family="table-column">
      <style:table-column-properties fo:break-before="auto" style:column-width="77.42mm"/>
    </style:style>
    <style:style style:name="co6" style:family="table-column">
      <style:table-column-properties fo:break-before="auto" style:column-width="60.77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0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0.41mm"/>
    </style:style>
    <style:style style:name="co13" style:family="table-column">
      <style:table-column-properties fo:break-before="auto" style:column-width="9.65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8.12mm"/>
    </style:style>
    <style:style style:name="co16" style:family="table-column">
      <style:table-column-properties fo:break-before="auto" style:column-width="16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Weight (kg)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654" calcext:value-type="float">
            <text:p>0.0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3">
          <table:table-cell office:value-type="string" calcext:value-type="string">
            <text:p>Output Power (W)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rrent (mA)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 Speed (rpm)</text:p>
          </table:table-cell>
          <table:table-cell/>
          <table:table-cell table:formula="of:=6000 * (100 / 150) * [.C13]"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 (g.cm)</text:p>
          </table:table-cell>
          <table:table-cell/>
          <table:table-cell table:formula="of:=600 / [.$C$20]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style-name="ce2" table:formula="of:=[.C9] / [.C13]" office:value-type="float" office:value="1.1" calcext:value-type="float">
            <text:p>1.1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2 * PI() * [.C11] / 60" office:value-type="float" office:value="125.663706143592" calcext:value-type="float">
            <text:p>125.66370614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style-name="ce2" table:formula="of:=0.0000980665003 * [.C12]" office:value-type="float" office:value="0.0014709975045" calcext:value-type="float">
            <text:p>0.00147099750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0.5kg Weight on Pulley (Nm)" calcext:value-type="string">
            <text:p>Torque of 0.5kg Weight on Pulley (Nm)</text:p>
          </table:table-cell>
          <table:table-cell/>
          <table:table-cell table:style-name="ce2" table:formula="of:=([.C2] * 9.81) * (0.5 * [.C21] / 1000)" office:value-type="float" office:value="0.04905" calcext:value-type="float">
            <text:p>0.04905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pm)</text:p>
          </table:table-cell>
          <table:table-cell/>
          <table:table-cell table:style-name="ce2" table:formula="of:=[.C11] / [.C20]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[.C16] / [.C20]" office:value-type="float" office:value="3.14159265358979" calcext:value-type="float">
            <text:p>3.1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style-name="ce2" table:formula="of:=[.C17] * [.C20]" office:value-type="float" office:value="0.05883990018" calcext:value-type="float">
            <text:p>0.05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style-name="ce2" table:formula="of:=[.C25] / (0.5 * [.C21] / 1000)" office:value-type="float" office:value="5.883990018" calcext:value-type="float">
            <text:p>5.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style-name="ce2" table:formula="of:=[.C26] / 9.81" office:value-type="float" office:value="0.599795108868501" calcext:value-type="float">
            <text:p>0.599795108868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style-name="ce2" table:formula="of:=PI() * [.C21] * [.C23] / 60" office:value-type="float" office:value="31.4159265358979" calcext:value-type="float">
            <text:p>31.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style-name="ce2" table:formula="of:=[.C3] / (0.1 * [.C28])" office:value-type="float" office:value="12.7323954473516" calcext:value-type="float">
            <text:p>12.7323954473516</text:p>
          </table:table-cell>
          <table:table-cell table:number-columns-repeated="1021"/>
        </table:table-row>
      </table:table>
      <table:table table:name="Power Consumptio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Parameter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Capacitor Leakage – 10uF 1206 (uA)</text:p>
          </table:table-cell>
          <table:table-cell table:style-name="ce6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Leakage – 2.2uF 0805 (uA)</text:p>
          </table:table-cell>
          <table:table-cell table:style-name="ce6" office:value-type="float" office:value="0.22" calcext:value-type="float">
            <text:p>0.2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Reverse Polarity Protection</text:p>
          </table:table-cell>
          <table:table-cell table:style-name="ce6" table:formula="of:=10 + 1.1" office:value-type="float" office:value="11.1" calcext:value-type="float">
            <text:p>11.1</text:p>
          </table:table-cell>
          <table:table-cell table:style-name="ce10"/>
          <table:table-cell table:style-name="ce7" office:value-type="string" calcext:value-type="string">
            <text:p>At 4.2V and 97% of 430k, plus 1.1uA FET leakage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7:.B8])" office:value-type="float" office:value="11.42" calcext:value-type="float">
            <text:p>11.4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 Charger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 Leakage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TS Low Bias</text:p>
          </table:table-cell>
          <table:table-cell table:style-name="ce6" office:value-type="float" office:value="34" calcext:value-type="float">
            <text:p>34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CHG and /PG Leakage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PG Pullup Current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office:value-type="string" calcext:value-type="string">
            <text:p>At 4.2V and 97% of 430k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 Low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2 High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PRETERM Bias</text:p>
          </table:table-cell>
          <table:table-cell table:style-name="ce6" office:value-type="float" office:value="82" calcext:value-type="float">
            <text:p>8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/>
          <table:table-cell/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13:.B20])" office:value-type="float" office:value="152.32" calcext:value-type="float">
            <text:p>152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7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Charge Pump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 Leakages</text:p>
          </table:table-cell>
          <table:table-cell table:formula="of:=7 * 1" office:value-type="float" office:value="7" calcext:value-type="float">
            <text:p>7</text:p>
          </table:table-cell>
          <table:table-cell/>
          <table:table-cell office:value-type="string" calcext:value-type="string">
            <text:p>Estimated at 1uA per p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T leakage of 20uA gate + 20uA dra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10uF</text:p>
          </table:table-cell>
          <table:table-cell table:formula="of:=1 *[.$B$2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25:.B28])" office:value-type="float" office:value="49.32" calcext:value-type="float">
            <text:p>49.3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Charge Pump (En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45" calcext:value-type="percentage">
            <text:p>45.00%</text:p>
          </table:table-cell>
          <table:table-cell table:style-name="ce10" table:number-columns-repeated="9"/>
          <table:table-cell/>
          <table:table-cell table:style-name="ce10"/>
          <table:table-cell table:style-name="ce9"/>
          <table:table-cell table:style-name="ce10" table:number-columns-repeated="1010"/>
        </table:table-row>
        <table:table-row table:style-name="ro2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 divi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 4.2V and 97% of 147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table:formula="of:=43.3 + 40" office:value-type="float" office:value="83.3" calcext:value-type="float">
            <text:p>83.3</text:p>
          </table:table-cell>
          <table:table-cell/>
          <table:table-cell office:value-type="string" calcext:value-type="string">
            <text:p>At 4.2V and 97% of 100k, plus 40uA FET leak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put Bypass – 2x 10uF</text:p>
          </table:table-cell>
          <table:table-cell table:formula="of:=2 * [.$B$2]" office:value-type="float" office:value="0.64" calcext:value-type="float">
            <text:p>0.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put Bypass – 3x 2.2uF</text:p>
          </table:table-cell>
          <table:table-cell table:formula="of:=3 * [.$B$3]" office:value-type="float" office:value="0.66" calcext:value-type="float">
            <text:p>0.6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35:.B39])" office:value-type="float" office:value="234.6" calcext:value-type="float">
            <text:p>234.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VDD Controller (FPF1320 Multiplexer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VINA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VINB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/>
          <table:table-cell table:style-name="ce2" table:formula="of:=SUM([.B44:.B49])" office:value-type="float" office:value="25.36" calcext:value-type="float">
            <text:p>25.3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asheet parameter – for 3V (only one given); using +125C figures to give margin for VDD &gt; 3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/O leakage (24 pins)</text:p>
          </table:table-cell>
          <table:table-cell table:formula="of:=24 * 0.125" office:value-type="float" office:value="3" calcext:value-type="float">
            <text:p>3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LR leakag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3x 2.2uF</text:p>
          </table:table-cell>
          <table:table-cell table:formula="of:=2 * [.$B$3]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Backlight MOSFET leakag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Contrast 2.2uF Capacitor leakage</text:p>
          </table:table-cell>
          <table:table-cell table:formula="of:=[.$B$3]"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54:.B66])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PIC (Asleep)</text:p>
          </table:table-cell>
          <table:table-cell table:formula="of:=[.B67]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FINTOSC 32MHz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1:.B72])" office:value-type="float" office:value="3731.86" calcext:value-type="float">
            <text:p>3731.86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PIC (Awake – HFINTOSC)</text:p>
          </table:table-cell>
          <table:table-cell table:formula="of:=[.B73]" office:value-type="float" office:value="3731.86" calcext:value-type="float">
            <text:p>3731.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C / VREF / Comparator</text:p>
          </table:table-cell>
          <table:table-cell table:formula="of:=47 + 290 + 98" office:value-type="float" office:value="435" calcext:value-type="float">
            <text:p>43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dge Factor !!!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7:.B79])" office:value-type="float" office:value="14166.86" calcext:value-type="float">
            <text:p>14166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Driver (Dis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84:.B85])" office:value-type="float" office:value="16.22" calcext:value-type="float">
            <text:p>16.2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1" office:value-type="string" calcext:value-type="string">
            <text:p>Motor Driver (En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2" office:value-type="string" calcext:value-type="string">
            <text:p>Motor Driver (Enabled)</text:p>
          </table:table-cell>
          <table:table-cell table:formula="of:=671 + [.B86] - [.B84]" office:value-type="float" office:value="671.22" calcext:value-type="float">
            <text:p>671.22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Reservoir leakage</text:p>
          </table:table-cell>
          <table:table-cell table:style-name="ce11" table:formula="of:=2 * [.$B$2] + 2 * [.$B$3]" office:value-type="float" office:value="1.08" calcext:value-type="float">
            <text:p>1.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rent Sense Quiescen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Bias Curr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Current (VCM &gt; 3V)</text:p>
          </table:table-cell>
          <table:table-cell table:formula="of:=2*25" office:value-type="float" office:value="50" calcext:value-type="float">
            <text:p>50</text:p>
          </table:table-cell>
          <table:table-cell/>
          <table:table-cell office:value-type="string" calcext:value-type="string">
            <text:p>Datasheet parameter – not clear whether this is included in the quiescent current or 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90:.B96])" office:value-type="float" office:value="866.02" calcext:value-type="float">
            <text:p>866.02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Event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Motor On, No Load</text:p>
          </table:table-cell>
          <table:table-cell table:style-name="ce5" office:value-type="float" office:value="250" calcext:value-type="float">
            <text:p>250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About 160mA – 240mA measured, one unit at room temperature (1lb weight, +3.7V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 On, Load</text:p>
          </table:table-cell>
          <table:table-cell table:style-name="ce5" office:value-type="float" office:value="700" calcext:value-type="float">
            <text:p>700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About 600-720mA measured, one unit at room temperature (1lb weight, +3.7V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 On, Stall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Low Power State (Default)</text:p>
          </table:table-cell>
          <table:table-cell table:style-name="ce2" table:formula="of:=[.B9] + [.B21] + [.B29] + [.B50] + [.B67] + [.B86]" office:value-type="float" office:value="286.5" calcext:value-type="float">
            <text:p>286.5</text:p>
          </table:table-cell>
          <table:table-cell/>
          <table:table-cell office:value-type="string" calcext:value-type="string">
            <text:p>Charge Pump Disabled, PIC VDD Multiplexer, PIC Asleep, Not Charging</text:p>
          </table:table-cell>
          <table:table-cell table:number-columns-repeated="9"/>
          <table:table-cell table:style-name="ce5" office:value-type="string" calcext:value-type="string">
            <text:p>About 75uA measured, one unit at room temperature (+3.7V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IC Periodic Awakening</text:p>
          </table:table-cell>
          <table:table-cell table:style-name="ce12" table:formula="of:=[.B9] + [.B21] + [.B29] + [.B50] + [.B73] + [.B86]" office:value-type="float" office:value="3986.5" calcext:value-type="float">
            <text:p>3986.5</text:p>
          </table:table-cell>
          <table:table-cell/>
          <table:table-cell office:value-type="string" calcext:value-type="string">
            <text:p>Charge Pump Disabled, PIC VDD Multiplexer, PIC Awake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Motor Running at No Load</text:p>
          </table:table-cell>
          <table:table-cell table:style-name="ce12" table:formula="of:=[.B9] + [.B21] + [.B40] + [.B50] + [.B80] / [.B32] + [.B97] + [.B101] * 1000" office:value-type="float" office:value="282771.631111111" calcext:value-type="float">
            <text:p>282771.631111111</text:p>
          </table:table-cell>
          <table:table-cell/>
          <table:table-cell office:value-type="string" calcext:value-type="string">
            <text:p>Charge Pump Enabled, PIC VDD Multiplexer, PIC Working Hard (from Charge Pump VDD), Motor with No Load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12" table:formula="of:=[.B109] - ([.B101] * 1000) + ([.B102] * 1000)" office:value-type="float" office:value="732771.631111111" calcext:value-type="float">
            <text:p>732771.631111111</text:p>
          </table:table-cell>
          <table:table-cell/>
          <table:table-cell office:value-type="string" calcext:value-type="string">
            <text:p>Same as Motor with No Load but with adjustment for Load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table:number-columns-repeated="3"/>
          <table:table-cell table:number-columns-repeated="1008"/>
        </table:table-row>
        <table:table-row table:style-name="ro2">
          <table:table-cell table:style-name="ce2" table:formula="of:=[.A107]" office:value-type="string" office:string-value="Low Power State (Default)" calcext:value-type="string">
            <text:p>Low Power State (Default)</text:p>
          </table:table-cell>
          <table:table-cell table:style-name="ce2" table:formula="of:=[.B107] / 1000" office:value-type="float" office:value="0.2865" calcext:value-type="float">
            <text:p>0.2865</text:p>
          </table:table-cell>
          <table:table-cell table:style-name="ce2" table:formula="of:=3600 * 24 - SUM([.C115:.C124])" office:value-type="float" office:value="86226" calcext:value-type="float">
            <text:p>86226</text:p>
          </table:table-cell>
          <table:table-cell table:formula="of:=[.B114] * ([.C114] / 3600)" office:value-type="float" office:value="6.8621525" calcext:value-type="float">
            <text:p>6.8621525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Oscillator Overflow Wakeup</text:p>
          </table:table-cell>
          <table:table-cell table:style-name="ce2" table:formula="of:=[.B108] / 1000" office:value-type="float" office:value="3.9865" calcext:value-type="float">
            <text:p>3.9865</text:p>
          </table:table-cell>
          <table:table-cell table:formula="of:=0.1 * (24 * 3600 / (1 * 60))" office:value-type="float" office:value="144" calcext:value-type="float">
            <text:p>144</text:p>
          </table:table-cell>
          <table:table-cell table:formula="of:=[.B115] * ([.C115] / 3600)" office:value-type="float" office:value="0.15946" calcext:value-type="float">
            <text:p>0.15946</text:p>
          </table:table-cell>
          <table:table-cell/>
          <table:table-cell table:style-name="ce2" office:value-type="string" calcext:value-type="string">
            <text:p>Average 100ms awake time every 1 minutes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2" table:formula="of:=[.B110] / 1000" office:value-type="float" office:value="732.771631111111" calcext:value-type="float">
            <text:p>732.771631111111</text:p>
          </table:table-cell>
          <table:table-cell office:value-type="float" office:value="15" calcext:value-type="float">
            <text:p>15</text:p>
          </table:table-cell>
          <table:table-cell table:formula="of:=[.B116] * ([.C116] / 3600)" office:value-type="float" office:value="3.05321512962963" calcext:value-type="float">
            <text:p>3.05321512962963</text:p>
          </table:table-cell>
          <table:table-cell/>
          <table:table-cell table:style-name="ce2" office:value-type="string" calcext:value-type="string">
            <text:p>Once per day, 15 seconds for door raising 1lb 440mm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Motor Running at No Load</text:p>
          </table:table-cell>
          <table:table-cell table:style-name="ce2" table:formula="of:=[.B109] / 1000" office:value-type="float" office:value="282.771631111111" calcext:value-type="float">
            <text:p>282.771631111111</text:p>
          </table:table-cell>
          <table:table-cell office:value-type="float" office:value="15" calcext:value-type="float">
            <text:p>15</text:p>
          </table:table-cell>
          <table:table-cell table:formula="of:=[.B117] * ([.C117] / 3600)" office:value-type="float" office:value="1.17821512962963" calcext:value-type="float">
            <text:p>1.17821512962963</text:p>
          </table:table-cell>
          <table:table-cell/>
          <table:table-cell table:style-name="ce2" office:value-type="string" calcext:value-type="string">
            <text:p>Once per day, 15 seconds for door lowering 1lb 440mm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18] * ([.C118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19]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20]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21]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22] * ([.C122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23] * ([.C123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[.B124] * ([.C124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office:value-type="string" calcext:value-type="string">
            <text:p>Battery Capacity (mAh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Estimated Life (days)</text:p>
          </table:table-cell>
          <table:table-cell table:style-name="ce2" table:formula="of:= [.B125] / SUM([.D114:.D124])" office:value-type="float" office:value="177.729707669897" calcext:value-type="float">
            <text:p>177.729707669897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Estimated Life (years)</text:p>
          </table:table-cell>
          <table:table-cell table:style-name="ce2" table:formula="of:=[.B126] / 365.25" office:value-type="float" office:value="0.486597420040786" calcext:value-type="float">
            <text:p>0.4865974200407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3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7" office:value-type="float" office:value="3.201" calcext:value-type="float">
            <text:p>3.201</text:p>
          </table:table-cell>
          <table:table-cell table:style-name="ce10" table:formula="of:=3.3 * 1.07" office:value-type="float" office:value="3.531" calcext:value-type="float">
            <text:p>3.531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3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1259765625" calcext:value-type="float">
            <text:p>3.1259765625</text:p>
          </table:table-cell>
          <table:table-cell table:style-name="ce7" table:formula="of:=1000 * [.C3] / POWER(2; [.B2])" office:value-type="float" office:value="3.4482421875" calcext:value-type="float">
            <text:p>3.448242187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 + 1.76" office:value-type="float" office:value="61.96" calcext:value-type="float">
            <text:p>61.96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ternal Impedance (kOhm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 * 1000" office:value-type="float" office:value="2000" calcext:value-type="float">
            <text:p>2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ling Switch Resistance (kOhms)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 * 1000" office:value-type="float" office:value="11000" calcext:value-type="float">
            <text:p>11000</text:p>
          </table:table-cell>
          <table:table-cell/>
          <table:table-cell table:style-name="ce2" office:value-type="string" calcext:value-type="string">
            <text:p>Datasheet parameter (depends on VDD; 7.5k for 4.V, 11k for 2.5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1.06737828199258" calcext:value-type="float">
            <text:p>1.06737828199258</text:p>
          </table:table-cell>
          <table:table-cell/>
          <table:table-cell table:formula="of:=-[.D15] * ([.D16] + [.D17] + [.D13]) * LN([.B11])" office:value-type="float" office:value="0.00000106737828199258" calcext:value-type="float">
            <text:p>1.06737828199258E-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31737828199258" calcext:value-type="float">
            <text:p>4.31737828199258</text:p>
          </table:table-cell>
          <table:table-cell/>
          <table:table-cell table:style-name="ce11" table:formula="of:=[.D14] + [.D19] + ([.B8] - [.B9]) * [.D10]" office:value-type="float" office:value="0.00000431737828199258" calcext:value-type="float">
            <text:p>4.31737828199258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/>
          <table:table-cell table:style-name="ce3" table:number-columns-repeated="1016"/>
        </table:table-row>
        <table:table-row table:style-name="ro2">
          <table:table-cell office:value-type="string" calcext:value-type="string">
            <text:p>Resistor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or (nF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4] / 1000000000" office:value-type="float" office:value="0.0000001" calcext:value-type="float">
            <text:p>1E-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91.54943091895" calcext:value-type="float">
            <text:p>1591.549430918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mpling Frequency (kHz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7] * 1000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25" calcext:value-type="float">
            <text:p>25</text:p>
          </table:table-cell>
          <table:table-cell/>
          <table:table-cell table:style-name="ce2" table:formula="of:=[.B28] * 10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9399632613883" calcext:value-type="float">
            <text:p>-23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3.97673808328709" calcext:value-type="float">
            <text:p>3.9767380832870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CONCATENATE(&quot;Attenuation @ &quot;; [.B28]; &quot;kHz from previous stage (dB)&quot;)" office:value-type="string" office:string-value="Attenuation @ 25kHz from previous stage (dB)" calcext:value-type="string">
            <text:p>Attenuation @ 25kHz from previous stage (dB)</text:p>
          </table:table-cell>
          <table:table-cell office:value-type="float" office:value="-45" calcext:value-type="float">
            <text:p>-45</text:p>
          </table:table-cell>
          <table:table-cell table:number-columns-repeated="6"/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68.9399632613883" calcext:value-type="float">
            <text:p>-68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gnore the above – just use something like <text:a xlink:href="http://sim.okawa-denshi.jp/en/CRCRtool.php" xlink:type="simple">http://sim.okawa-denshi.jp/en/CRCRtool.php</text:a> to get about -60dB within the bandwidth of choice (about 1kHz); there can even be aliased noise as long as it’s &lt; -60dB for less than the 1kHz bandwidth</text:p>
          </table:table-cell>
          <table:table-cell table:number-columns-repeated="1023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 Current (mA)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] / 1000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Current (mA)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5] / 1000" office:value-type="float" office:value="1.72" calcext:value-type="float">
            <text:p>1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inimum VDD</text:p>
          </table:table-cell>
          <table:table-cell table:style-name="ce5" table:formula="of:=3.3 * 0.98 - 0.1" office:value-type="float" office:value="3.134" calcext:value-type="float">
            <text:p>3.134</text:p>
          </table:table-cell>
          <table:table-cell table:number-columns-repeated="2"/>
          <table:table-cell table:style-name="ce2" office:value-type="string" calcext:value-type="string">
            <text:p>Charge Pump minimum output minus 100mV for ripp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Gain (V/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Gain Error (%)</text:p>
          </table:table-cell>
          <table:table-cell table:style-name="ce4" table:formula="of:=1.5% + 60 * (10 / 1000000)" office:value-type="percentage" office:value="0.0156" calcext:value-type="percentage">
            <text:p>1.56%</text:p>
          </table:table-cell>
          <table:table-cell table:number-columns-repeated="2"/>
          <table:table-cell table:style-name="ce2" office:value-type="string" calcext:value-type="string">
            <text:p>Datasheet parameter (plus 60C worth of drif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9] * (1 - [.B10])" office:value-type="float" office:value="49.22" calcext:value-type="float">
            <text:p>49.2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9] * (1 + [.B10])" office:value-type="float" office:value="50.78" calcext:value-type="float">
            <text:p>50.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60mA (mV)" calcext:value-type="string">
            <text:p>Sense Voltage @ 60mA (mV)</text:p>
          </table:table-cell>
          <table:table-cell table:style-name="ce2" table:formula="of:=1000 * [.D4] * [.D2]" office:value-type="float" office:value="1.95" calcext:value-type="float">
            <text:p>1.95</text:p>
          </table:table-cell>
          <table:table-cell table:style-name="ce12" table:formula="of:=1000 * [.D4] * [.D3]" office:value-type="float" office:value="2.01" calcext:value-type="float">
            <text:p>2.01</text:p>
          </table:table-cell>
          <table:table-cell table:number-columns-repeated="1021"/>
        </table:table-row>
        <table:table-row table:style-name="ro3">
          <table:table-cell table:style-name="ce2" table:formula="of:=CONCATENATE(&quot;Output Voltage @ &quot;; [.B4]; &quot;mA (mV)&quot;)" office:value-type="string" office:string-value="Output Voltage @ 60mA (mV)" calcext:value-type="string">
            <text:p>Output Voltage @ 60mA (mV)</text:p>
          </table:table-cell>
          <table:table-cell table:style-name="ce2" table:formula="of:=[.B14] * [.B11]" office:value-type="float" office:value="95.979" calcext:value-type="float">
            <text:p>95.979</text:p>
          </table:table-cell>
          <table:table-cell table:style-name="ce2" table:formula="of:=[.C14] * [.B12]" office:value-type="float" office:value="102.0678" calcext:value-type="float">
            <text:p>102.0678</text:p>
          </table:table-cell>
          <table:table-cell/>
          <table:table-cell table:style-name="ce2" office:value-type="string" calcext:value-type="string">
            <text:p>50mV represents the bottom of the buffer op-amp's swing with 10k load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1720mA (mV)" calcext:value-type="string">
            <text:p>Sense Voltage @ 1720mA (mV)</text:p>
          </table:table-cell>
          <table:table-cell table:style-name="ce2" table:formula="of:=1000 * [.D5] * [.D2]" office:value-type="float" office:value="55.9" calcext:value-type="float">
            <text:p>55.9</text:p>
          </table:table-cell>
          <table:table-cell table:style-name="ce2" table:formula="of:=1000 * [.D5] * [.D3]" office:value-type="float" office:value="57.62" calcext:value-type="float">
            <text:p>57.6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1720mA (mV)" calcext:value-type="string">
            <text:p>Output Voltage @ 1720mA (mV)</text:p>
          </table:table-cell>
          <table:table-cell table:style-name="ce2" table:formula="of:=[.B16] * [.B11]" office:value-type="float" office:value="2751.398" calcext:value-type="float">
            <text:p>2751.398</text:p>
          </table:table-cell>
          <table:table-cell table:style-name="ce2" table:formula="of:=[.C16] * [.B12]" office:value-type="float" office:value="2925.9436" calcext:value-type="float">
            <text:p>2925.9436</text:p>
          </table:table-cell>
          <table:table-cell/>
          <table:table-cell table:style-name="ce12" table:formula="of:=IF([.C17] &gt; [.B20]; CONCATENATE(&quot;Output is too high - needs to be below &quot;; [.B20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utput Low Voltage (m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utput High Voltage (mV)</text:p>
          </table:table-cell>
          <table:table-cell table:style-name="ce12" table:formula="of:=1000 * ([.B7] - 0.2)" office:value-type="float" office:value="2934" calcext:value-type="float">
            <text:p>2934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Change per mA (mV)</text:p>
          </table:table-cell>
          <table:table-cell table:style-name="ce2" table:formula="of:=0.001 * [.D2] * [.B11] * 1000" office:value-type="float" office:value="1.59965" calcext:value-type="float">
            <text:p>1.59965</text:p>
          </table:table-cell>
          <table:table-cell table:style-name="ce12" table:formula="of:=0.001 * [.D3] * [.B12] * 1000" office:value-type="float" office:value="1.70113" calcext:value-type="float">
            <text:p>1.70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5" office:value-type="string" calcext:value-type="string">
            <text:p>FVR Nominal (V)</text:p>
          </table:table-cell>
          <table:table-cell table:style-name="ce5" office:value-type="float" office:value="2.048" calcext:value-type="float">
            <text:p>2.048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VR Tolerance (%)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VR Output (V)</text:p>
          </table:table-cell>
          <table:table-cell table:style-name="ce2" table:formula="of:=[.B25] * (1 - [.B26])" office:value-type="float" office:value="1.96608" calcext:value-type="float">
            <text:p>1.96608</text:p>
          </table:table-cell>
          <table:table-cell table:style-name="ce2" table:formula="of:=[.B25] * (1 + [.B26])" office:value-type="float" office:value="2.12992" calcext:value-type="float">
            <text:p>2.1299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2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SOSCI Pin Capacitance (pF)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SCO Pin Capacitance (pF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 (pF)</text:p>
          </table:table-cell>
          <table:table-cell table:formula="of:=[.C4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2 (pF)</text:p>
          </table:table-cell>
          <table:table-cell table:formula="of:=[.C5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CB Strays (pF)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1.097602739726" calcext:value-type="float">
            <text:p>11.097602739726</text:p>
          </table:table-cell>
          <table:table-cell table:style-name="ce2" table:formula="of:=([.C2] + [.C4]) * ([.C3] + [.C5]) / SUM([.C2:.C5]) + [.C6]" office:value-type="float" office:value="12.5" calcext:value-type="float">
            <text:p>12.5</text:p>
          </table:table-cell>
          <table:table-cell table:style-name="ce2" table:formula="of:=([.D2] + [.D4]) * ([.D3] + [.D5]) / SUM([.D2:.D5]) + [.D6]" office:value-type="float" office:value="14.4905913978495" calcext:value-type="float">
            <text:p>14.4905913978495</text:p>
          </table:table-cell>
          <table:table-cell table:number-columns-repeated="1020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0.03mm" table:end-y="2.52mm" draw:z-index="0" draw:style-name="gr1" draw:text-style-name="P1" svg:width="200.62mm" svg:height="112.5mm" svg:x="0.84mm" svg:y="1.02m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8.99mm" svg:height="9.91mm" svg:x="141.57mm" svg:y="321.9mm" draw:caption-point-x="-5.59mm" draw:caption-point-y="16.39mm">
              <dc:date>2016-12-11T00:00:00</dc:date>
              <text:p text:style-name="P2"><text:span text:style-name="T1">Mean Longitude 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8.99mm" svg:height="5.96mm" svg:x="164.15mm" svg:y="321.9mm" draw:caption-point-x="-5.5mm" draw:caption-point-y="16.39m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8.99mm" svg:height="13.86mm" svg:x="186.73mm" svg:y="321.9mm" draw:caption-point-x="-5.42mm" draw:caption-point-y="16.39mm">
              <dc:date>2016-12-11T00:00:00</dc:date>
              <text:p text:style-name="P2"><text:span text:style-name="T1">Equatorial Centre 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8.99mm" svg:height="13.86mm" svg:x="209.31mm" svg:y="321.9mm" draw:caption-point-x="-5.33mm" draw:caption-point-y="16.39mm">
              <dc:date>2016-12-11T00:00:00</dc:date>
              <text:p text:style-name="P2"><text:span text:style-name="T1">Ecliptic Longitude of the 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8.99mm" svg:height="17.81mm" svg:x="254.48mm" svg:y="321.9mm" draw:caption-point-x="-5.17mm" draw:caption-point-y="16.39mm">
              <dc:date>2016-12-11T00:00:00</dc:date>
              <text:p text:style-name="P2"><text:span text:style-name="T1">Hour Angle of Sun on the Greenwich 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8.99mm" svg:height="13.86mm" svg:x="277.06mm" svg:y="321.9mm" draw:caption-point-x="-5.09mm" draw:caption-point-y="16.39m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8.99mm" svg:height="5.05mm" svg:x="299.64mm" svg:y="321.9mm" draw:caption-point-x="-5mm" draw:caption-point-y="16.39m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3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3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3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3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2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4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2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9:09:02.44829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Restall</meta:initial-creator>
    <meta:creation-date>2016-06-10T18:09:58</meta:creation-date>
    <dc:date>2020-05-13T19:59:10.053182096</dc:date>
    <dc:creator>Pete Restall</dc:creator>
    <meta:editing-duration>P6DT9H18M2S</meta:editing-duration>
    <meta:editing-cycles>487</meta:editing-cycles>
    <meta:generator>LibreOffice/5.4.7.2$Linux_X86_64 LibreOffice_project/40$Build-2</meta:generator>
    <meta:document-statistic meta:table-count="10" meta:cell-count="3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ooo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